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35cm" draw:marker-end-width="0.35cm" draw:textarea-horizontal-align="justify" draw:textarea-vertical-align="middle" draw:auto-grow-height="false" fo:min-height="2.29cm" fo:min-width="4.262cm" fo:padding-top="0.175cm" fo:padding-bottom="0.175cm" fo:padding-left="0.3cm" fo:padding-right="0.3cm" style:writing-mode="lr-tb"/>
      <style:paragraph-properties style:writing-mode="lr-tb"/>
    </style:style>
    <style:style style:name="gr2" style:family="graphic" style:parent-style-name="standard">
      <style:graphic-properties svg:stroke-width="0.1cm" svg:stroke-color="#228b22" draw:marker-start-width="0.35cm" draw:marker-end-width="0.35cm" draw:textarea-horizontal-align="justify" draw:textarea-vertical-align="middle" draw:auto-grow-height="false" fo:min-height="2.29cm" fo:min-width="4.262cm" fo:padding-top="0.175cm" fo:padding-bottom="0.175cm" fo:padding-left="0.3cm" fo:padding-right="0.3cm" style:writing-mode="lr-tb"/>
      <style:paragraph-properties style:writing-mode="lr-tb"/>
    </style:style>
    <style:style style:name="gr3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228b22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228b22" draw:marker-start-width="0.15cm" draw:marker-end-width="0.15cm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6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/>
      <style:paragraph-properties style:writing-mode="lr-tb"/>
    </style:style>
    <style:style style:name="gr9" style:family="graphic" style:parent-style-name="objectwithoutfill">
      <style:graphic-properties svg:stroke-width="0.1cm" svg:stroke-color="#228b22" draw:marker-start-width="0.15cm" draw:marker-end-width="0.1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8000" draw:marker-start-width="0.35cm" draw:marker-end-width="0.35cm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4.262cm" style:writing-mode="lr-tb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2cm" svg:height="2.54cm" svg:x="13.5cm" svg:y="8.67cm">
          <text:p text:style-name="P1">POWER</text:p>
          <text:p text:style-name="P1">HOUS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62cm" svg:height="2.54cm" svg:x="2cm" svg:y="8.67cm">
          <text:p text:style-name="P1">DP-H2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62cm" svg:height="2.54cm" svg:x="22.9cm" svg:y="8.67cm">
          <text:p text:style-name="P1">DP-K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762cm" svg:height="2.54cm" svg:x="13.5cm" svg:y="14.47cm">
          <text:p text:style-name="P1">NEW PANEL</text:p>
          <text:p text:style-name="P1">Recreation</text:p>
          <text:p text:style-name="P1">Count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5cm" svg:y1="9.94cm" svg:x2="6.762cm" svg:y2="9.94cm" draw:start-shape="id1" draw:start-glue-point="3" draw:end-shape="id2" draw:end-glue-point="1" svg:d="M13500 9940h-6738" svg:viewBox="0 0 6739 1">
          <text:p/>
        </draw:connector>
        <draw:connector draw:style-name="gr3" draw:text-style-name="P3" draw:layer="layout" draw:type="line" svg:x1="18.262cm" svg:y1="9.94cm" svg:x2="22.9cm" svg:y2="9.94cm" draw:start-shape="id1" draw:start-glue-point="1" draw:end-shape="id3" draw:end-glue-point="3" svg:d="M18262 9940h4638" svg:viewBox="0 0 4639 1">
          <text:p/>
        </draw:connector>
        <draw:connector draw:style-name="gr4" draw:text-style-name="P3" draw:layer="layout" draw:type="line" svg:x1="15.881cm" svg:y1="11.21cm" svg:x2="15.881cm" svg:y2="14.47cm" draw:start-shape="id1" draw:start-glue-point="2" draw:end-shape="id4" draw:end-glue-point="0" svg:d="M15881 11210v3260" svg:viewBox="0 0 1 3261">
          <text:p/>
        </draw:connector>
        <draw:frame draw:style-name="gr5" draw:text-style-name="P4" draw:layer="layout" svg:width="3.283cm" svg:height="1.673cm" svg:x="15.94cm" svg:y="11.93cm">
          <draw:text-box>
            <text:p>2x</text:p>
            <text:p>New Cat6</text:p>
          </draw:text-box>
        </draw:frame>
        <draw:connector draw:style-name="gr6" draw:text-style-name="P3" draw:layer="layout" draw:type="line" svg:x1="18.262cm" svg:y1="15.74cm" svg:x2="22.622cm" svg:y2="15.679cm" draw:start-shape="id4" draw:start-glue-point="1" svg:d="M18262 15740l4360-61" svg:viewBox="0 0 4361 62">
          <text:p/>
        </draw:connector>
        <draw:frame draw:style-name="gr7" draw:text-style-name="P4" draw:layer="layout" svg:width="4.13cm" svg:height="0.962cm" svg:x="22.705cm" svg:y="15.178cm">
          <draw:text-box>
            <text:p>7x New Cat6</text:p>
          </draw:text-box>
        </draw:frame>
        <draw:line draw:style-name="gr6" draw:text-style-name="P3" draw:layer="layout" svg:x1="4.492cm" svg:y1="8.62cm" svg:x2="4.492cm" svg:y2="5.445cm">
          <text:p/>
        </draw:line>
        <draw:line draw:style-name="gr6" draw:text-style-name="P3" draw:layer="layout" svg:x1="25.13cm" svg:y1="8.62cm" svg:x2="25.13cm" svg:y2="5.445cm">
          <text:p/>
        </draw:line>
        <draw:line draw:style-name="gr6" draw:text-style-name="P3" draw:layer="layout" svg:x1="15.922cm" svg:y1="8.62cm" svg:x2="15.922cm" svg:y2="5.762cm">
          <text:p/>
        </draw:line>
        <draw:frame draw:style-name="gr7" draw:text-style-name="P4" draw:layer="layout" svg:width="4.13cm" svg:height="0.962cm" svg:x="2.31cm" svg:y="4.297cm">
          <draw:text-box>
            <text:p>2x New Cat6</text:p>
          </draw:text-box>
        </draw:frame>
        <draw:frame draw:style-name="gr7" draw:text-style-name="P4" draw:layer="layout" svg:width="4.13cm" svg:height="0.962cm" svg:x="13.51cm" svg:y="4.697cm">
          <draw:text-box>
            <text:p>2x New Cat6</text:p>
          </draw:text-box>
        </draw:frame>
        <draw:frame draw:style-name="gr7" draw:text-style-name="P4" draw:layer="layout" svg:width="4.13cm" svg:height="0.962cm" svg:x="22.91cm" svg:y="4.597cm">
          <draw:text-box>
            <text:p>2x New Cat6</text:p>
          </draw:text-box>
        </draw:frame>
        <draw:frame draw:style-name="gr8" draw:text-style-name="P4" draw:layer="layout" svg:width="3.783cm" svg:height="0.962cm" svg:x="8.537cm" svg:y="9.047cm">
          <draw:text-box>
            <text:p>Existing FO</text:p>
          </draw:text-box>
        </draw:frame>
        <draw:frame draw:style-name="gr8" draw:text-style-name="P4" draw:layer="layout" svg:width="3.783cm" svg:height="0.962cm" svg:x="18.938cm" svg:y="9.047cm">
          <draw:text-box>
            <text:p>Existing FO</text:p>
          </draw:text-box>
        </draw:frame>
        <draw:custom-shape draw:style-name="gr2" draw:text-style-name="P2" xml:id="id5" draw:id="id5" draw:layer="layout" svg:width="4.762cm" svg:height="2.54cm" svg:x="2cm" svg:y="14.37cm">
          <text:p text:style-name="P1">NEW PANEL</text:p>
          <text:p text:style-name="P1">Toilet C area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.381cm" svg:y1="11.21cm" svg:x2="4.381cm" svg:y2="14.37cm" draw:start-shape="id2" draw:start-glue-point="2" draw:end-shape="id5" draw:end-glue-point="0" svg:d="M4381 11210v3160" svg:viewBox="0 0 1 3161">
          <text:p/>
        </draw:connector>
        <draw:frame draw:style-name="gr10" draw:text-style-name="P4" draw:layer="layout" svg:width="3.283cm" svg:height="1.673cm" svg:x="4.241cm" svg:y="11.931cm">
          <draw:text-box>
            <text:p>2x</text:p>
            <text:p>New Cat6</text:p>
          </draw:text-box>
        </draw:frame>
        <draw:connector draw:style-name="gr6" draw:text-style-name="P3" draw:layer="layout" draw:type="line" svg:x1="4.381cm" svg:y1="16.91cm" svg:x2="4.365cm" svg:y2="19.605cm" draw:start-shape="id5" draw:start-glue-point="2" svg:d="M4381 16910l-16 2695" svg:viewBox="0 0 17 2696">
          <text:p/>
        </draw:connector>
        <draw:frame draw:style-name="gr11" draw:text-style-name="P4" draw:layer="layout" svg:width="4.13cm" svg:height="0.962cm" svg:x="4.489cm" svg:y="18.462cm">
          <draw:text-box>
            <text:p>2x New Cat6</text:p>
          </draw:text-box>
        </draw:frame>
      </draw:page>
      <draw:page draw:name="page2" draw:style-name="dp1" draw:master-page-name="Default">
        <draw:custom-shape draw:style-name="gr12" draw:text-style-name="P2" xml:id="id6" draw:id="id6" draw:layer="layout" svg:width="4.762cm" svg:height="2.54cm" svg:x="12.112cm" svg:y="7.032cm">
          <text:p text:style-name="P1">CUCUKAN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4.493cm" svg:y1="9.572cm" svg:x2="14.499cm" svg:y2="13.15cm" draw:start-shape="id6" draw:start-glue-point="2" svg:d="M14493 9572l6 3578" svg:viewBox="0 0 7 3579">
          <text:p/>
        </draw:connector>
        <draw:frame draw:style-name="gr11" draw:text-style-name="P4" draw:layer="layout" svg:width="4.13cm" svg:height="0.962cm" svg:x="12.427cm" svg:y="13.373cm">
          <draw:text-box>
            <text:p>4x New Cat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I Putu Gede Sujarta Jaya</meta:initial-creator>
    <meta:creation-date>2024-05-31T09:55:02.603000000</meta:creation-date>
    <dc:date>2024-05-31T14:53:29.446000000</dc:date>
    <dc:creator>I Putu Gede Sujarta Jaya</dc:creator>
    <meta:editing-duration>PT31M26S</meta:editing-duration>
    <meta:editing-cycles>5</meta:editing-cycles>
    <meta:generator>LibreOffice/7.5.3.2$Windows_X86_64 LibreOffice_project/9f56dff12ba03b9acd7730a5a481eea045e468f3</meta:generator>
    <meta:document-statistic meta:object-count="26"/>
  </office:meta>
</office:document-meta>
</file>